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e148d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4e148d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03c86" officeooo:paragraph-rsid="00503c86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e148d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e148d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2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5161d3" officeooo:paragraph-rsid="005161d3" style:font-size-asian="11pt" style:font-size-complex="11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4dac5" officeooo:paragraph-rsid="0054dac5" style:font-name-asian="Arial" style:font-size-asian="11pt" style:font-name-complex="Arial" style:font-size-complex="11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55a9eb" officeooo:paragraph-rsid="0055a9e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82195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5" style:family="text">
      <style:text-properties style:font-name="Arial" fo:font-weight="bold" officeooo:rsid="005419c5" style:font-name-asian="Arial" style:font-weight-asian="bold" style:font-name-complex="Arial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46aaa7" style:font-name-asian="Arial" style:font-name-complex="Arial"/>
    </style:style>
    <style:style style:name="T8" style:family="text">
      <style:text-properties style:font-name="Arial" officeooo:rsid="00482195" style:font-name-asian="Arial" style:font-name-complex="Arial"/>
    </style:style>
    <style:style style:name="T9" style:family="text">
      <style:text-properties style:font-name="Arial" officeooo:rsid="004e148d" style:font-name-asian="Arial" style:font-name-complex="Arial"/>
    </style:style>
    <style:style style:name="T10" style:family="text">
      <style:text-properties style:font-name="Arial" officeooo:rsid="00503c86" style:font-name-asian="Arial" style:font-name-complex="Arial"/>
    </style:style>
    <style:style style:name="T11" style:family="text">
      <style:text-properties officeooo:rsid="00482195"/>
    </style:style>
    <style:style style:name="T12" style:family="text">
      <style:text-properties officeooo:rsid="005161d3"/>
    </style:style>
    <style:style style:name="T13" style:family="text">
      <style:text-properties officeooo:rsid="00522eb6"/>
    </style:style>
    <style:style style:name="T14" style:family="text">
      <style:text-properties officeooo:rsid="0055a9e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>Teatro Nacional Cervantes</text:p>
      <text:p text:style-name="P18">Detalle de Recepción</text:p>
      <text:p text:style-name="P2"/>
      <text:p text:style-name="P8">
        <text:span text:style-name="T1">Fecha </text:span>
        <text:span text:style-name="T2">actual</text:span>
        <text:span text:style-name="T6">: 02/06/2015 20:36</text:span>
      </text:p>
      <text:p text:style-name="P8"/>
      <text:p text:style-name="P8"/>
      <text:section text:style-name="Sect1" text:name="Section1">
        <text:p text:style-name="P9">
          <text:span text:style-name="T4">Numero de recepción</text:span>
          <text:span text:style-name="T6">: </text:span>
          <text:span text:style-name="T10">4</text:span>
        </text:p>
        <text:p text:style-name="P8"/>
        <text:p text:style-name="P22">Fecha: 2015-05-08 00:00:00 -0300 </text:p>
        <text:p text:style-name="P8"/>
        <text:p text:style-name="P5">Estado: En stock</text:p>
        <text:p text:style-name="P8"/>
        <text:p text:style-name="P8">
          <text:span text:style-name="T4">D</text:span>
          <text:span text:style-name="T5">escripcion provisoria: </text:span>
        </text:p>
      </text:section>
      <text:p text:style-name="P10"/>
      <text:p text:style-name="P12">Documento Principal</text:p>
      <text:p text:style-name="P8"/>
      <text:p text:style-name="P5">Tipo de documento: factura</text:p>
      <text:p text:style-name="P8"/>
      <text:p text:style-name="P5">Numero: 3333-33333333</text:p>
      <text:p text:style-name="P8"/>
      <text:p text:style-name="P10"/>
      <text:p text:style-name="P6">Documentos Secundarios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Tipo</text:p>
          </table:table-cell>
          <table:table-cell table:style-name="Table1.B1" office:value-type="string">
            <text:p text:style-name="P14">Numero</text:p>
          </table:table-cell>
        </table:table-row>
        <table:table-row table:style-name="Table1.2">
          <table:table-cell table:style-name="Table1.A2" office:value-type="string">
            <text:p text:style-name="P23">[TIPO_SECUNDARIO]</text:p>
          </table:table-cell>
          <table:table-cell table:style-name="Table1.B2" office:value-type="string">
            <text:p text:style-name="P23">[DOCUMENTO_SECUNDARIO]</text:p>
          </table:table-cell>
        </table:table-row>
      </table:table>
      <text:p text:style-name="P1"/>
      <text:p text:style-name="P11"/>
      <text:p text:style-name="P7">Bienes de consumo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Codigo</text:p>
          </table:table-cell>
          <table:table-cell table:style-name="Table2.A1" office:value-type="string">
            <text:p text:style-name="P15">Nombre</text:p>
          </table:table-cell>
          <table:table-cell table:style-name="Table2.A1" office:value-type="string">
            <text:p text:style-name="P15">Cantidad</text:p>
          </table:table-cell>
          <table:table-cell table:style-name="Table2.D1" office:value-type="string">
            <text:p text:style-name="P15">Cost<text:span text:style-name="T14">o</text:span></text:p>
          </table:table-cell>
        </table:table-row>
        <table:table-row table:style-name="Table2.1">
          <table:table-cell table:style-name="Table2.A2" office:value-type="string">
            <text:p text:style-name="P24">[CODIGO]</text:p>
          </table:table-cell>
          <table:table-cell table:style-name="Table2.B2" office:value-type="string">
            <text:p text:style-name="P16">[NOMBRE]</text:p>
          </table:table-cell>
          <table:table-cell table:style-name="Table2.C2" office:value-type="string">
            <text:p text:style-name="P16">[CANTIDAD]</text:p>
          </table:table-cell>
          <table:table-cell table:style-name="Table2.D2" office:value-type="string">
            <text:p text:style-name="P16">[COSTO]</text:p>
          </table:table-cell>
        </table:table-row>
      </table:table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35:31.580071327</dc:date>
    <meta:generator>LibreOffice/4.2.8.2$Linux_x86 LibreOffice_project/420m0$Build-2</meta:generator>
    <meta:editing-duration>PT20H52M59S</meta:editing-duration>
    <meta:editing-cycles>53</meta:editing-cycles>
    <meta:document-statistic meta:table-count="2" meta:image-count="1" meta:object-count="0" meta:page-count="1" meta:paragraph-count="24" meta:word-count="45" meta:character-count="419" meta:non-whitespace-character-count="397"/>
  </office:meta>
</office:document-meta>
</file>